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E0000011E1224CBB8DEC229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6252in" fo:margin-right="0in" fo:text-indent="0in" style:auto-text-indent="false" style:page-number="auto" fo:background-color="transparent"/>
      <style:text-properties fo:font-size="44pt" officeooo:rsid="00096feb" officeooo:paragraph-rsid="00096feb" style:font-size-asian="44pt" style:font-size-complex="44pt"/>
    </style:style>
    <style:style style:name="P2" style:family="paragraph" style:parent-style-name="Standard">
      <loext:graphic-properties draw:fill="none"/>
      <style:paragraph-properties fo:margin-left="-0.6252in" fo:margin-right="0in" fo:text-indent="0in" style:auto-text-indent="false" fo:background-color="transparent"/>
      <style:text-properties fo:font-size="44pt" officeooo:rsid="00096feb" officeooo:paragraph-rsid="00096feb" style:font-size-asian="44pt" style:font-size-complex="4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teCarloMeasurements.jl</text:p>
      <text:p text:style-name="P2"><draw:frame draw:style-name="fr1" draw:name="Image1" text:anchor-type="paragraph" svg:width="1.9063in" svg:height="1.9063in" draw:z-index="0"><draw:image xlink:href="Pictures/100000000000011E0000011E1224CBB8DEC2291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09:55:17.548899336</meta:creation-date>
    <dc:date>2019-05-07T10:12:12.393979724</dc:date>
    <meta:editing-duration>PT6M44S</meta:editing-duration>
    <meta:editing-cycles>1</meta:editing-cycles>
    <meta:document-statistic meta:table-count="0" meta:image-count="1" meta:object-count="0" meta:page-count="1" meta:paragraph-count="1" meta:word-count="1" meta:character-count="25" meta:non-whitespace-character-count="25"/>
    <meta:generator>LibreOffice/6.0.5.2$Linux_X86_64 LibreOffice_project/00$Build-2</meta:generator>
  </office:meta>
</office:document-meta>
</file>